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fo:color="#077d16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fo:color="#0033b3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93" style:family="text">
      <style:text-properties fo:font-size="14.00pt" fo:font-weight="bold" fo:font-family="'Times New Roman'" style:font-family-asian="'Times New Roman'" style:font-family-complex="'Times New Roman'" fo:background-color="#ffffff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bottom="10.00pt"/>
    </style:style>
    <style:style style:name="P2" style:family="paragraph">
      <style:paragraph-properties fo:line-height="150.00%" fo:text-align="right" fo:margin-bottom="10.00pt"/>
    </style:style>
    <style:style style:name="P3" style:family="paragraph">
      <style:paragraph-properties fo:line-height="150.00%" fo:text-align="center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50.00%" fo:text-align="left" fo:margin-top="5.00pt" fo:margin-bottom="5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50.00%" fo:text-align="left" fo:margin-left="2.55pt" fo:text-indent="-2.55pt" fo:margin-top="5.00pt" fo:margin-bottom="5.00pt"/>
    </style:style>
    <style:style style:name="P7" style:family="paragraph">
      <style:paragraph-properties fo:line-height="150.00%" fo:text-align="left" fo:margin-left="5.15pt" fo:text-indent="-5.15pt" fo:margin-top="5.00pt" fo:margin-bottom="5.00pt"/>
    </style:style>
    <style:style style:name="P8" style:family="paragraph">
      <style:paragraph-properties fo:line-height="150.00%" fo:text-align="left" fo:margin-left="0.00pt" fo:text-indent="18.00pt" fo:margin-top="15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top="5.00pt" fo:margin-bottom="5.00pt"/>
    </style:style>
    <style:style style:name="P11" style:family="paragraph">
      <style:paragraph-properties fo:line-height="100.00%" fo:text-align="left" fo:margin-top="8.00pt">
        <style:tab-stops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2.00pt"/>
          <style:tab-stop style:position="468.00pt"/>
        </style:tab-stops>
      </style:paragraph-properties>
    </style:style>
    <style:style style:name="P1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470.75pt"/>
        </style:tab-stops>
      </style:paragraph-properties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center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МИНИСТЕРСТВО ОБРАЗОВАНИЯ И НАУКИ УКРАИНЫ</text:span></text:p>
      <text:p text:style-name="P1"><text:span text:style-name="T1">ОДЕССКИЙ НАЦИОНАЛЬНЫЙ ПОЛИТЕХНИЧЕСКИЙ УНИВЕРСИТЕТ</text:span></text:p>
      <text:p text:style-name="P1"><text:span text:style-name="T1">Институт компьютерных систем</text:span></text:p>
      <text:p text:style-name="P1"><text:span text:style-name="T1">Кафедра информационных систем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Лабораторная работа<text:s/></text:span><text:span text:style-name="T4">№</text:span><text:span text:style-name="T5">1</text:span></text:p>
      <text:p text:style-name="P1"><text:span text:style-name="T6">По дисциплине:<text:s/></text:span><text:span text:style-name="T7">«</text:span><text:span text:style-name="T8">Программирование мобильных устройств</text:span><text:span text:style-name="T9">»</text:span></text:p>
      <text:p text:style-name="P1"><text:span text:style-name="T10">Тема:<text:s/></text:span><text:span text:style-name="T11">«</text:span><text:span text:style-name="T12">Создание первого приложения на Android. Знакомство с Activity, работа с элементами UI, простейшая обработка событий</text:span><text:span text:style-name="T13">»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2"><text:span text:style-name="T15">Выполнил:</text:span></text:p>
      <text:p text:style-name="P2"><text:span text:style-name="T15">Студент группы АИ-181</text:span></text:p>
      <text:p text:style-name="P2"><text:span text:style-name="T15">Аврамов В.Д.</text:span></text:p>
      <text:p text:style-name="P2"><text:span text:style-name="T15">Проверил: </text:span></text:p>
      <text:p text:style-name="P2"><text:span text:style-name="T15">Смык С. Ю.</text:span></text:p>
      <text:p text:style-name="P3"><text:span text:style-name="T16"/></text:p>
      <text:p text:style-name="P3"><text:span text:style-name="T17">Одесса 2021</text:span></text:p>
      <text:p text:style-name="P4"><text:span text:style-name="T18">Тема:<text:s/></text:span><text:span text:style-name="T19">Создание первого приложения на Android. Знакомство с Activity, работа с элементами UI, простейшая обработка событий</text:span></text:p>
      <text:p text:style-name="P4"><text:span text:style-name="T20">Цель работы:</text:span><text:span text:style-name="T21"><text:s/></text:span></text:p>
      <text:p text:style-name="P5"><text:span text:style-name="T21">ознакомиться с инструментами разработки Android-приложений; </text:span></text:p>
      <text:p text:style-name="P5"><text:span text:style-name="T21">научиться запускать приложение на эмуляторе;</text:span></text:p>
      <text:p text:style-name="P5"><text:span text:style-name="T21">ознакомиться с работой Activity и созданием макета;</text:span></text:p>
      <text:p text:style-name="P5"><text:span text:style-name="T21">изучить вопрос доступа к объектам UI в классе Activity;</text:span></text:p>
      <text:p text:style-name="P5"><text:span text:style-name="T21">научиться осуществлять простейшую обработку событий;</text:span></text:p>
      <text:list text:style-name="L6">
        <text:list-item>
          <text:p text:style-name="P6"><text:span text:style-name="T21">установите инструментарий для разработки под Android;</text:span></text:p>
        </text:list-item>
        <text:list-item>
          <text:p text:style-name="P7"><text:span text:style-name="T21">знакомьтесь с работой среды разработки, запустите эмулятор устройства.</text:span></text:p>
        </text:list-item>
      </text:list>
      <text:p text:style-name="P8"><text:span text:style-name="T22">Задание 1:</text:span></text:p>
      <text:p text:style-name="P9"><text:span text:style-name="T23">Разработать калькулятор</text:span></text:p>
      <text:p text:style-name="P9"><text:span text:style-name="T24"/></text:p>
      <text:p text:style-name="P10"><text:span text:style-name="T25">Класс MainActivity.java</text:span></text:p>
      <text:p text:style-name="P10"><text:span text:style-name="T26"/></text:p>
      <text:p text:style-name="P11"><text:span text:style-name="T27">package<text:s/></text:span><text:span text:style-name="T28">ua.opu.androidlabs;</text:span></text:p>
      <text:p text:style-name="P11"><text:span text:style-name="T29"/></text:p>
      <text:p text:style-name="P11"><text:span text:style-name="T30">import<text:s/></text:span><text:span text:style-name="T31">android.os.Bundle;</text:span></text:p>
      <text:p text:style-name="P11"><text:span text:style-name="T32">import<text:s/></text:span><text:span text:style-name="T33">android.widget.Button;</text:span></text:p>
      <text:p text:style-name="P11"><text:span text:style-name="T34">import<text:s/></text:span><text:span text:style-name="T35">android.widget.EditText;</text:span></text:p>
      <text:p text:style-name="P11"><text:span text:style-name="T36">import<text:s/></text:span><text:span text:style-name="T37">android.widget.TextView;</text:span></text:p>
      <text:p text:style-name="P11"><text:span text:style-name="T38"/></text:p>
      <text:p text:style-name="P11"><text:span text:style-name="T39">import<text:s/></text:span><text:span text:style-name="T40">androidx.appcompat.app.AppCompatActivity;</text:span></text:p>
      <text:p text:style-name="P11"><text:span text:style-name="T41"/></text:p>
      <text:p text:style-name="P11"><text:span text:style-name="T42">import<text:s/></text:span><text:span text:style-name="T43">java.util.Objects;</text:span></text:p>
      <text:p text:style-name="P11"><text:span text:style-name="T44"/></text:p>
      <text:p text:style-name="P11"><text:span text:style-name="T45">public class<text:s/></text:span><text:span text:style-name="T46">MainActivity<text:s/></text:span><text:span text:style-name="T47">extends<text:s/></text:span><text:span text:style-name="T48">AppCompatActivity {</text:span></text:p>
      <text:p text:style-name="P11"><text:span text:style-name="T49"/></text:p>
      <text:p text:style-name="P11"><text:span text:style-name="T50"><text:s text:c="4"/></text:span><text:span text:style-name="T51">private double<text:s/></text:span><text:span text:style-name="T52">firstOperand;</text:span></text:p>
      <text:p text:style-name="P11"><text:span text:style-name="T52"><text:s text:c="4"/></text:span><text:span text:style-name="T53">private double<text:s/></text:span><text:span text:style-name="T54">secondOperand;</text:span></text:p>
      <text:p text:style-name="P11"><text:span text:style-name="T54"><text:s text:c="4"/></text:span><text:span text:style-name="T55">private double<text:s/></text:span><text:span text:style-name="T56">result;</text:span></text:p>
      <text:p text:style-name="P11"><text:span text:style-name="T57"/></text:p>
      <text:p text:style-name="P11"><text:span text:style-name="T58"><text:s text:c="4"/>@Override</text:span></text:p>
      <text:p text:style-name="P11"><text:span text:style-name="T58"><text:s text:c="4"/></text:span><text:span text:style-name="T59">protected void<text:s/></text:span><text:span text:style-name="T60">onCreate(Bundle savedInstanceState) {</text:span></text:p>
      <text:p text:style-name="P11"><text:span text:style-name="T60"><text:s text:c="8"/></text:span><text:span text:style-name="T61">super</text:span><text:span text:style-name="T62">.onCreate(savedInstanceState);</text:span></text:p>
      <text:p text:style-name="P11"><text:span text:style-name="T62"><text:s text:c="8"/>setContentView(R.layout.activity_main);</text:span></text:p>
      <text:p text:style-name="P11"><text:span text:style-name="T63"/></text:p>
      <text:p text:style-name="P11"><text:span text:style-name="T64"><text:s text:c="8"/>Button sumButton = findViewById(R.id.sum_button);</text:span></text:p>
      <text:p text:style-name="P11"><text:span text:style-name="T64"><text:s text:c="8"/>Button difButton = findViewById(R.id.dif_button);</text:span></text:p>
      <text:p text:style-name="P11"><text:span text:style-name="T64"><text:s text:c="8"/>Button multButton = findViewById(R.id.mult_button);</text:span></text:p>
      <text:p text:style-name="P11"><text:span text:style-name="T64"><text:s text:c="8"/>Button divisionButton = findViewById(R.id.division_button);</text:span></text:p>
      <text:p text:style-name="P11"><text:span text:style-name="T65"/></text:p>
      <text:p text:style-name="P11"><text:span text:style-name="T66"><text:s text:c="8"/>EditText firstOperandView = findViewById(R.id.first_operand);</text:span></text:p>
      <text:p text:style-name="P11"><text:span text:style-name="T66"><text:s text:c="8"/>EditText secondOperandView = findViewById(R.id.second_operand);</text:span></text:p>
      <text:p text:style-name="P11"><text:span text:style-name="T67"/></text:p>
      <text:p text:style-name="P11"><text:span text:style-name="T68"><text:s text:c="8"/>TextView resultView = findViewById(R.id.result);</text:span></text:p>
      <text:p text:style-name="P11"><text:span text:style-name="T69"/></text:p>
      <text:p text:style-name="P11"><text:span text:style-name="T69"/></text:p>
      <text:p text:style-name="P11"><text:span text:style-name="T70"><text:s text:c="8"/>sumButton.setOnClickListener(v -&gt; {</text:span></text:p>
      <text:p text:style-name="P11"><text:span text:style-name="T70"><text:s text:c="12"/>firstOperand = Double.parseDouble(firstOperandView.getText().toString());</text:span></text:p>
      <text:p text:style-name="P11"><text:span text:style-name="T70"><text:s text:c="12"/>secondOperand = Double.parseDouble(secondOperandView.getText().toString());</text:span></text:p>
      <text:p text:style-name="P11"><text:span text:style-name="T70"><text:s text:c="12"/>result = firstOperand + secondOperand;</text:span></text:p>
      <text:p text:style-name="P11"><text:span text:style-name="T70"><text:s text:c="12"/>resultView.setText(Objects.toString(result));</text:span></text:p>
      <text:p text:style-name="P11"><text:span text:style-name="T70"><text:s text:c="8"/>});</text:span></text:p>
      <text:p text:style-name="P11"><text:span text:style-name="T71"/></text:p>
      <text:p text:style-name="P11"><text:span text:style-name="T72"><text:s text:c="8"/>difButton.setOnClickListener(v -&gt; {</text:span></text:p>
      <text:p text:style-name="P11"><text:span text:style-name="T72"><text:s text:c="12"/>firstOperand = Double.parseDouble(firstOperandView.getText().toString());</text:span></text:p>
      <text:p text:style-name="P11"><text:span text:style-name="T72"><text:s text:c="12"/>secondOperand = Double.parseDouble(secondOperandView.getText().toString());</text:span></text:p>
      <text:p text:style-name="P11"><text:span text:style-name="T72"><text:s text:c="12"/>result = firstOperand - secondOperand;</text:span></text:p>
      <text:p text:style-name="P11"><text:span text:style-name="T72"><text:s text:c="12"/>resultView.setText(Objects.toString(result));</text:span></text:p>
      <text:p text:style-name="P11"><text:span text:style-name="T72"><text:s text:c="8"/>});</text:span></text:p>
      <text:p text:style-name="P11"><text:span text:style-name="T73"/></text:p>
      <text:p text:style-name="P11"><text:span text:style-name="T74"><text:s text:c="8"/>multButton.setOnClickListener(v -&gt; {</text:span></text:p>
      <text:p text:style-name="P11"><text:span text:style-name="T74"><text:s text:c="12"/>firstOperand = Double.parseDouble(firstOperandView.getText().toString());</text:span></text:p>
      <text:p text:style-name="P11"><text:span text:style-name="T74"><text:s text:c="12"/>secondOperand = Double.parseDouble(secondOperandView.getText().toString());</text:span></text:p>
      <text:p text:style-name="P11"><text:span text:style-name="T74"><text:s text:c="12"/>result = firstOperand * secondOperand;</text:span></text:p>
      <text:p text:style-name="P11"><text:span text:style-name="T74"><text:s text:c="12"/>resultView.setText(Objects.toString(result));</text:span></text:p>
      <text:p text:style-name="P11"><text:span text:style-name="T74"><text:s text:c="8"/>});</text:span></text:p>
      <text:p text:style-name="P11"><text:span text:style-name="T75"/></text:p>
      <text:p text:style-name="P11"><text:span text:style-name="T76"><text:s text:c="8"/>divisionButton.setOnClickListener(v -&gt; {</text:span></text:p>
      <text:p text:style-name="P11"><text:span text:style-name="T76"><text:s text:c="12"/>firstOperand = Double.parseDouble(firstOperandView.getText().toString());</text:span></text:p>
      <text:p text:style-name="P11"><text:span text:style-name="T76"><text:s text:c="12"/>secondOperand = Double.parseDouble(secondOperandView.getText().toString());</text:span></text:p>
      <text:p text:style-name="P11"><text:span text:style-name="T76"><text:s text:c="12"/></text:span><text:span text:style-name="T77">if<text:s/></text:span><text:span text:style-name="T78">(secondOperand ==<text:s/></text:span><text:span text:style-name="T79">0</text:span><text:span text:style-name="T80">) {</text:span></text:p>
      <text:p text:style-name="P11"><text:span text:style-name="T80"><text:s text:c="16"/>resultView.setText(</text:span><text:span text:style-name="T81">"Infinity"</text:span><text:span text:style-name="T82">);</text:span></text:p>
      <text:p text:style-name="P11"><text:span text:style-name="T82"><text:s text:c="12"/>}<text:s/></text:span><text:span text:style-name="T83">else<text:s/></text:span><text:span text:style-name="T84">{</text:span></text:p>
      <text:p text:style-name="P11"><text:span text:style-name="T84"><text:s text:c="16"/>result = firstOperand / secondOperand;</text:span></text:p>
      <text:p text:style-name="P11"><text:span text:style-name="T84"><text:s text:c="16"/>result = (</text:span><text:span text:style-name="T85">double</text:span><text:span text:style-name="T86">) (Math.round(result *<text:s/></text:span><text:span text:style-name="T87">100</text:span><text:span text:style-name="T88">)) /<text:s/></text:span><text:span text:style-name="T89">100</text:span><text:span text:style-name="T90">;</text:span></text:p>
      <text:p text:style-name="P11"><text:span text:style-name="T90"><text:s text:c="16"/>resultView.setText(Objects.toString(result));</text:span></text:p>
      <text:p text:style-name="P11"><text:span text:style-name="T90"><text:s text:c="12"/>}</text:span></text:p>
      <text:p text:style-name="P11"><text:span text:style-name="T90"><text:s text:c="8"/>});</text:span></text:p>
      <text:p text:style-name="P11"><text:span text:style-name="T90"><text:s text:c="4"/>}</text:span></text:p>
      <text:p text:style-name="P11"><text:span text:style-name="T90">}</text:span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1"><text:span text:style-name="T91"/></text:p>
      <text:p text:style-name="P12"><text:span text:style-name="T92"><text:s text:c="40"/></text:span><text:span text:style-name="T93">Результат работы программы</text:span></text:p>
      <text:p text:style-name="P13"><text:span text:style-name="T94"/></text:p>
      <text:p text:style-name="P14"><text:span text:style-name="T94"/></text:p>
      <text:p text:style-name="P14"><draw:frame text:anchor-type="as-char" svg:width="48.15mm" svg:height="100.54mm" style:rel-width="scale" style:rel-height="scale"><draw:object-ole xlink:href="OleObj1"/><draw:image xlink:href="ObjectReplacements/OleObj1"/></draw:frame><text:span text:style-name="T94"/></text:p>
      <text:p text:style-name="P14"><text:span text:style-name="T95">Рисунок 1<text:s/></text:span><text:span text:style-name="T96">–</text:span><text:span text:style-name="T97"><text:s/></text:span><text:span text:style-name="T98">Приложение при запуске</text:span></text:p>
      <text:p text:style-name="P14"><draw:frame text:anchor-type="as-char" svg:width="58.74mm" svg:height="126.21mm" style:rel-width="scale" style:rel-height="scale"><draw:object-ole xlink:href="OleObj2"/><draw:image xlink:href="ObjectReplacements/OleObj2"/></draw:frame><text:span text:style-name="T99"/></text:p>
      <text:p text:style-name="P14"><text:span text:style-name="T100">Рисунок 2<text:s/></text:span><text:span text:style-name="T101">–</text:span><text:span text:style-name="T102"><text:s/></text:span><text:span text:style-name="T103">Работа приложения (умножение)</text:span></text:p>
      <text:p text:style-name="P14"><draw:frame text:anchor-type="as-char" svg:width="55.83mm" svg:height="121.71mm" style:rel-width="scale" style:rel-height="scale"><draw:object-ole xlink:href="OleObj3"/><draw:image xlink:href="ObjectReplacements/OleObj3"/></draw:frame><text:span text:style-name="T104"/></text:p>
      <text:p text:style-name="P14"><text:span text:style-name="T105">Рисунок 3<text:s/></text:span><text:span text:style-name="T106">–</text:span><text:span text:style-name="T107"><text:s/></text:span><text:span text:style-name="T108">Работа приложения (деление)</text:span></text:p>
      <text:p text:style-name="P14"><text:span text:style-name="T109"/></text:p>
      <text:p text:style-name="P14"><text:span text:style-name="T109"/></text:p>
      <text:p text:style-name="P15"><text:span text:style-name="T110">Вывод:</text:span><text:span text:style-name="T111"><text:s/>в ходе выполнения данной лабораторной работы были изучены инструменты для разработки под Android, структура файла манифеста и его роль в работе операционной системы, принципы работы с Activity и механизм намерений.</text:span></text:p>
      <text:p text:style-name="P15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